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2.661cm"/>
    </style:style>
    <style:style style:name="pr1" style:family="presentation" style:parent-style-name="Обычный-title">
      <style:graphic-properties fo:min-height="3.506cm"/>
    </style:style>
    <style:style style:name="pr2" style:family="presentation" style:parent-style-name="Обычный-outline1">
      <style:graphic-properties fo:min-height="15.677cm"/>
    </style:style>
    <style:style style:name="pr3" style:family="presentation" style:parent-style-name="Обычный-notes">
      <style:graphic-properties draw:fill-color="#ffffff" fo:min-height="13.364cm"/>
    </style:style>
    <style:style style:name="pr4" style:family="presentation" style:parent-style-name="Обычный-subtitle">
      <style:graphic-properties draw:fill-color="#ffffff" draw:auto-grow-height="true" fo:min-height="17.273cm"/>
    </style:style>
    <style:style style:name="pr5" style:family="presentation" style:parent-style-name="Обычный-notes">
      <style:graphic-properties draw:fill-color="#ffffff" draw:auto-grow-height="true" fo:min-height="13.364cm"/>
    </style:style>
    <style:style style:name="pr6" style:family="presentation" style:parent-style-name="Обычный-outline1">
      <style:graphic-properties fo:min-height="16.958cm"/>
    </style:style>
    <style:style style:name="pr7" style:family="presentation" style:parent-style-name="Обычный-outline1">
      <style:graphic-properties fo:min-height="17.773cm"/>
    </style:style>
    <style:style style:name="pr8" style:family="presentation" style:parent-style-name="Обычный-outline1">
      <style:graphic-properties fo:min-height="13.859cm"/>
    </style:style>
    <style:style style:name="pr9" style:family="presentation" style:parent-style-name="Обычный-title">
      <style:graphic-properties fo:min-height="2.163cm"/>
    </style:style>
    <style:style style:name="pr10" style:family="presentation" style:parent-style-name="Обычный-outline1">
      <style:graphic-properties fo:min-height="15.773cm"/>
    </style:style>
    <style:style style:name="pr11" style:family="presentation" style:parent-style-name="Обычный-outline1">
      <style:graphic-properties fo:min-height="15.871cm"/>
    </style:style>
    <style:style style:name="pr12" style:family="presentation" style:parent-style-name="Обычный-outline1">
      <style:graphic-properties fo:min-height="12.5cm"/>
    </style:style>
    <style:style style:name="pr13" style:family="presentation" style:parent-style-name="Обычный-outline1">
      <style:graphic-properties fo:min-height="19.5cm"/>
    </style:style>
    <style:style style:name="pr14" style:family="presentation" style:parent-style-name="Обычный-title">
      <style:graphic-properties fo:min-height="1.737cm"/>
    </style:style>
    <style:style style:name="pr15" style:family="presentation" style:parent-style-name="Обычный-outline1">
      <style:graphic-properties fo:min-height="15.273cm"/>
    </style:style>
    <style:style style:name="pr16" style:family="presentation" style:parent-style-name="Обычный-outline1">
      <style:graphic-properties draw:auto-grow-height="true" fo:min-height="17.273cm"/>
    </style:style>
    <style:style style:name="pr17" style:family="presentation" style:parent-style-name="Обычный-title">
      <style:graphic-properties fo:min-height="4.343cm"/>
    </style:style>
    <style:style style:name="pr18" style:family="presentation" style:parent-style-name="Обычный-outline1" style:list-style-name="L2">
      <style:graphic-properties fo:min-height="16.5cm"/>
    </style:style>
    <style:style style:name="pr19" style:family="presentation" style:parent-style-name="Обычный-outline1">
      <style:graphic-properties fo:min-height="15.086cm"/>
    </style:style>
    <style:style style:name="pr20" style:family="presentation" style:parent-style-name="Обычный-outline1">
      <style:graphic-properties fo:min-height="16.773cm"/>
    </style:style>
    <style:style style:name="pr21" style:family="presentation" style:parent-style-name="Обычный-outline1">
      <style:graphic-properties fo:min-height="16.886cm"/>
    </style:style>
    <style:style style:name="pr22" style:family="presentation" style:parent-style-name="Обычный-outline1">
      <style:graphic-properties fo:min-height="11.586cm"/>
    </style:style>
    <style:style style:name="pr23" style:family="presentation" style:parent-style-name="Обычный-outline1">
      <style:graphic-properties fo:min-height="17.7cm"/>
    </style:style>
    <style:style style:name="pr24" style:family="presentation" style:parent-style-name="Обычный-title">
      <style:graphic-properties fo:min-height="1.663cm"/>
    </style:style>
    <style:style style:name="pr25" style:family="presentation" style:parent-style-name="Обычный-outline1">
      <style:graphic-properties fo:min-height="16.273cm"/>
    </style:style>
    <style:style style:name="pr26" style:family="presentation" style:parent-style-name="Обычный-outline1">
      <style:graphic-properties fo:min-height="17.457cm"/>
    </style:style>
    <style:style style:name="pr27" style:family="presentation" style:parent-style-name="Обычный-outline1">
      <style:graphic-properties fo:min-height="16.5cm"/>
    </style:style>
    <style:style style:name="pr28" style:family="presentation" style:parent-style-name="Обычный-outline1">
      <style:graphic-properties fo:min-height="17.5cm"/>
    </style:style>
    <style:style style:name="pr29" style:family="presentation" style:parent-style-name="Обычный-title">
      <style:graphic-properties fo:min-height="2.019cm"/>
    </style:style>
    <style:style style:name="pr30" style:family="presentation" style:parent-style-name="Обычный-outline1">
      <style:graphic-properties fo:min-height="6.5cm"/>
    </style:style>
    <style:style style:name="pr31" style:family="presentation" style:parent-style-name="Обычный-outline1">
      <style:graphic-properties fo:min-height="20cm"/>
    </style:style>
    <style:style style:name="pr32" style:family="presentation" style:parent-style-name="Обычный-outline1">
      <style:graphic-properties fo:min-height="19.721cm"/>
    </style:style>
    <style:style style:name="pr33" style:family="presentation" style:parent-style-name="Обычный-outline1">
      <style:graphic-properties fo:min-height="14cm"/>
    </style:style>
    <style:style style:name="pr34" style:family="presentation" style:parent-style-name="Обычный-outline1">
      <style:graphic-properties fo:min-height="17.956cm"/>
    </style:style>
    <style:style style:name="pr35" style:family="presentation" style:parent-style-name="Обычный-outline1">
      <style:graphic-properties fo:min-height="16.422cm"/>
    </style:style>
    <style:style style:name="pr36" style:family="presentation" style:parent-style-name="Обычный-outline1">
      <style:graphic-properties fo:min-height="17.298cm"/>
    </style:style>
    <style:style style:name="pr37" style:family="presentation" style:parent-style-name="Обычный-outline1">
      <style:graphic-properties fo:min-height="14.912cm"/>
    </style:style>
    <style:style style:name="pr38" style:family="presentation" style:parent-style-name="Обычный-title">
      <style:graphic-properties fo:min-height="2.006cm"/>
    </style:style>
    <style:style style:name="pr39" style:family="presentation" style:parent-style-name="Обычный-outline1" style:list-style-name="L2">
      <style:graphic-properties fo:min-height="13.157cm"/>
    </style:style>
    <style:style style:name="pr40" style:family="presentation" style:parent-style-name="Обычный-outline1">
      <style:graphic-properties fo:min-height="11.5cm"/>
    </style:style>
    <style:style style:name="pr41" style:family="presentation" style:parent-style-name="Обычный-outline1">
      <style:graphic-properties fo:min-height="19cm"/>
    </style:style>
    <style:style style:name="P1" style:family="paragraph">
      <style:paragraph-properties fo:line-height="100%" fo:text-align="justify" style:text-autospace="none" style:punctuation-wrap="simple" style:line-break="strict">
        <style:tab-stops>
          <style:tab-stop style:position="0.635cm"/>
        </style:tab-stops>
      </style:paragraph-properties>
    </style:style>
    <style:style style:name="P2" style:family="paragraph">
      <style:paragraph-properties fo:line-height="100%" fo:text-align="justify" style:text-autospace="none" style:punctuation-wrap="simple" style:line-break="strict" style:writing-mode="lr-tb">
        <style:tab-stops>
          <style:tab-stop style:position="0.635cm"/>
        </style:tab-stops>
      </style:paragraph-properties>
    </style:style>
    <style:style style:name="P3" style:family="paragraph">
      <style:text-properties fo:font-family="Arial" style:font-family-generic="swiss" style:font-pitch="variable" fo:font-size="28pt" style:font-size-asian="28pt" style:font-size-complex="28pt"/>
    </style:style>
    <style:style style:name="P4" style:family="paragraph">
      <style:paragraph-properties style:text-autospace="none"/>
    </style:style>
    <style:style style:name="P5" style:family="paragraph">
      <style:text-properties fo:font-size="32pt"/>
    </style:style>
    <style:style style:name="P6" style:family="paragraph">
      <style:text-properties fo:font-size="20pt"/>
    </style:style>
    <style:style style:name="P7" style:family="paragraph">
      <style:text-properties fo:font-family="Arial" style:font-style-name="Полужирный" style:font-family-generic="swiss" style:font-pitch="variable" fo:font-size="24pt" style:font-size-asian="24pt" style:font-size-complex="24pt"/>
    </style:style>
    <style:style style:name="P8" style:family="paragraph">
      <style:paragraph-properties style:text-autospace="none"/>
      <style:text-properties fo:font-size="26pt" style:font-size-asian="26pt" style:font-size-complex="26pt"/>
    </style:style>
    <style:style style:name="P9" style:family="paragraph">
      <style:paragraph-properties fo:margin-top="0cm" fo:margin-bottom="0.499cm"/>
    </style:style>
    <style:style style:name="P10" style:family="paragraph">
      <style:paragraph-properties fo:margin-top="0cm" fo:margin-bottom="0.499cm"/>
      <style:text-properties fo:font-family="Arial" style:font-family-generic="roman" style:font-pitch="variable" fo:font-size="32pt" style:letter-kerning="true" style:font-family-asian="'Microsoft YaHei'" style:font-family-generic-asian="system" style:font-pitch-asian="variable" style:font-size-asian="32pt" style:font-family-complex="Mangal" style:font-family-generic-complex="system" style:font-pitch-complex="variable" style:font-size-complex="32pt"/>
    </style:style>
    <style:style style:name="P11" style:family="paragraph">
      <style:text-properties fo:font-size="26pt" style:font-size-asian="26pt" style:font-size-complex="26pt"/>
    </style:style>
    <style:style style:name="P12" style:family="paragraph">
      <style:text-properties fo:font-size="40pt" style:font-size-asian="40pt" style:font-size-complex="40pt"/>
    </style:style>
    <style:style style:name="P13" style:family="paragraph">
      <style:paragraph-properties fo:text-align="center"/>
    </style:style>
    <style:style style:name="P14" style:family="paragraph">
      <style:text-properties fo:font-size="30pt" style:font-size-asian="30pt" style:font-size-complex="30pt"/>
    </style:style>
    <style:style style:name="P15" style:family="paragraph">
      <style:paragraph-properties fo:text-align="start"/>
    </style:style>
    <style:style style:name="P16" style:family="paragraph">
      <style:text-properties fo:font-size="28pt" style:font-size-asian="28pt" style:font-size-complex="28pt"/>
    </style:style>
    <style:style style:name="P17" style:family="paragraph">
      <style:text-properties fo:font-size="32pt" style:font-size-asian="32pt" style:font-size-complex="32pt"/>
    </style:style>
    <style:style style:name="P18" style:family="paragraph">
      <style:paragraph-properties fo:margin-top="0cm" fo:margin-bottom="0.499cm" style:text-autospace="none"/>
    </style:style>
    <style:style style:name="P19" style:family="paragraph">
      <style:paragraph-properties fo:margin-top="0cm" fo:margin-bottom="0.499cm" style:text-autospace="none"/>
      <style:text-properties fo:font-family="Arial" style:font-family-generic="swiss" fo:font-size="20pt" style:letter-kerning="true" style:font-family-asian="Arial" style:font-family-generic-asian="swiss" style:font-size-asian="20pt" style:font-family-complex="Arial" style:font-family-generic-complex="swiss" style:font-size-complex="20pt"/>
    </style:style>
    <style:style style:name="P20" style:family="paragraph">
      <style:paragraph-properties fo:margin-top="0cm" fo:margin-bottom="0.499cm" style:text-autospace="none"/>
      <style:text-properties fo:font-size="26pt" style:font-size-asian="26pt" style:font-size-complex="26pt"/>
    </style:style>
    <style:style style:name="T1" style:family="text">
      <style:text-properties style:use-window-font-color="true" style:text-outline="false" style:text-line-through-style="none" style:text-position="0% 100%" fo:font-family="Arial" style:font-family-generic="swiss" style:font-pitch="variable" fo:font-size="28pt" fo:letter-spacing="normal" fo:language="ru" fo:country="RU" fo:font-style="normal" fo:text-shadow="none" style:text-underline-style="none" fo:font-weight="normal" style:text-underline-mode="continuous" style:text-overline-mode="continuous" style:text-line-through-mode="continuous" style:letter-kerning="false" style:font-family-asian="Calibri" style:font-family-generic-asian="swiss" style:font-pitch-asian="variable" style:font-size-asian="28pt" style:language-asian="zh" style:country-asian="CN" style:font-style-asian="normal" style:font-weight-asian="normal" style:font-family-complex="'Times New Roman'" style:font-family-generic-complex="roman" style:font-pitch-complex="variable"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font-family="Arial" style:font-family-generic="swiss" style:font-pitch="variable" fo:font-size="28pt" style:font-size-asian="28pt" style:language-asian="ru" style:country-asian="RU" style:font-size-complex="28pt"/>
    </style:style>
    <style:style style:name="T3" style:family="text">
      <style:text-properties fo:font-family="Arial" style:font-family-generic="swiss" style:font-pitch="variable" fo:font-size="28pt" fo:font-weight="bold" style:font-size-asian="28pt" style:language-asian="ru" style:country-asian="RU" style:font-weight-asian="bold" style:font-size-complex="28pt" style:font-weight-complex="bold"/>
    </style:style>
    <style:style style:name="T4" style:family="text">
      <style:text-properties style:use-window-font-color="true" style:text-outline="false" style:text-line-through-style="none" style:text-position="0% 100%" fo:font-family="Arial" style:font-family-generic="swiss" style:font-pitch="variable" fo:font-size="28pt" fo:letter-spacing="normal" fo:font-style="normal" fo:text-shadow="none" style:text-underline-style="none" fo:font-weight="normal" style:text-underline-mode="continuous" style:text-overline-mode="continuous" style:text-line-through-mode="continuous" style:letter-kerning="false" style:font-family-asian="Calibri" style:font-family-generic-asian="swiss" style:font-pitch-asian="variable" style:font-size-asian="28pt" style:language-asian="zh" style:country-asian="CN" style:font-style-asian="normal" style:font-weight-asian="normal" style:font-family-complex="'Times New Roman'" style:font-family-generic-complex="roman" style:font-pitch-complex="variable"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family="Arial" style:font-family-generic="swiss" style:font-pitch="variable" fo:font-size="28pt" fo:language="en" fo:country="US" fo:font-weight="bold" style:font-size-asian="28pt" style:language-asian="ru" style:country-asian="RU" style:font-weight-asian="bold" style:font-size-complex="28pt" style:font-weight-complex="bold"/>
    </style:style>
    <style:style style:name="T6" style:family="text">
      <style:text-properties fo:font-family="Arial" style:font-family-generic="swiss" style:font-pitch="variable" fo:font-size="28pt" fo:language="en" fo:country="US" style:font-size-asian="28pt" style:language-asian="ru" style:country-asian="RU" style:font-size-complex="28pt"/>
    </style:style>
    <style:style style:name="T7" style:family="text">
      <style:text-properties style:use-window-font-color="true" fo:font-family="Arial" style:font-family-generic="swiss" style:font-pitch="variable" fo:font-size="28pt" fo:language="en" fo:country="US" style:font-size-asian="28pt" style:language-asian="ru" style:country-asian="RU" style:font-size-complex="28pt"/>
    </style:style>
    <style:style style:name="T8" style:family="text">
      <style:text-properties fo:font-size="40pt" fo:font-weight="bold" style:font-size-asian="40pt" style:font-weight-asian="bold" style:font-size-complex="40pt" style:font-weight-complex="bold"/>
    </style:style>
    <style:style style:name="T9" style:family="text">
      <style:text-properties fo:font-size="32pt"/>
    </style:style>
    <style:style style:name="T10" style:family="text">
      <style:text-properties fo:font-family="TimesNewRoman" style:font-family-generic="roman" fo:font-size="32pt" style:font-family-asian="TimesNewRoman" style:font-family-generic-asian="roman" style:font-size-asian="32pt" style:font-family-complex="TimesNewRoman" style:font-family-generic-complex="roman" style:font-size-complex="32pt"/>
    </style:style>
    <style:style style:name="T11" style:family="text">
      <style:text-properties fo:font-family="'Times New Roman'" style:font-family-generic="roman" fo:font-size="32pt" style:font-family-asian="'Times New Roman'" style:font-family-generic-asian="roman" style:font-size-asian="32pt" style:font-family-complex="'Times New Roman'" style:font-family-generic-complex="roman" style:font-size-complex="32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00" fo:font-family="Arial" style:font-style-name="Полужирный" style:font-family-generic="swiss" style:font-pitch="variable" fo:font-size="24pt" fo:font-weight="bold" style:font-family-asian="'CourierNew,Bold'" style:font-size-asian="24pt" style:font-weight-asian="bold" style:font-family-complex="'CourierNew,Bold'" style:font-size-complex="24pt" style:font-weight-complex="bold"/>
    </style:style>
    <style:style style:name="T15" style:family="text">
      <style:text-properties fo:color="#00669a" fo:font-family="Arial" style:font-style-name="Полужирный" style:font-family-generic="swiss" style:font-pitch="variable" fo:font-size="24pt" fo:font-weight="bold" style:font-family-asian="'CourierNew,Bold'" style:font-size-asian="24pt" style:font-weight-asian="bold" style:font-family-complex="'CourierNew,Bold'" style:font-size-complex="24pt" style:font-weight-complex="bold"/>
    </style:style>
    <style:style style:name="T16" style:family="text">
      <style:text-properties fo:color="#000000" fo:font-family="Arial" style:font-style-name="Полужирный" style:font-family-generic="swiss" style:font-pitch="variable" fo:font-size="20pt" style:font-family-asian="'CourierNew,Bold'" style:font-size-asian="20pt" style:font-family-complex="'CourierNew,Bold'" style:font-size-complex="20pt"/>
    </style:style>
    <style:style style:name="T17" style:family="text">
      <style:text-properties fo:color="#0066cc" fo:font-family="Arial" style:font-style-name="Полужирный" style:font-family-generic="swiss" style:font-pitch="variable" fo:font-size="20pt" style:font-family-asian="'CourierNew,Bold'" style:font-size-asian="20pt" style:font-family-complex="'CourierNew,Bold'" style:font-size-complex="20pt"/>
    </style:style>
    <style:style style:name="T18" style:family="text">
      <style:text-properties fo:color="#ff3333" fo:font-family="Arial" style:font-style-name="Полужирный" style:font-family-generic="swiss" style:font-pitch="variable" fo:font-size="20pt" style:font-family-asian="'CourierNew,Bold'" style:font-size-asian="20pt" style:font-family-complex="'CourierNew,Bold'" style:font-size-complex="20pt"/>
    </style:style>
    <style:style style:name="T19" style:family="text">
      <style:text-properties fo:color="#000000" fo:font-family="Arial" style:font-family-generic="swiss" fo:font-size="26pt" style:font-family-asian="Arial" style:font-family-generic-asian="swiss" style:font-size-asian="26pt" style:font-family-complex="Arial" style:font-family-generic-complex="swiss" style:font-size-complex="26pt"/>
    </style:style>
    <style:style style:name="T20" style:family="text">
      <style:text-properties fo:color="#000000" fo:font-family="Arial" style:font-family-generic="swiss" fo:font-size="26pt" fo:font-weight="bold" style:font-family-asian="Arial" style:font-family-generic-asian="swiss" style:font-size-asian="26pt" style:font-weight-asian="bold" style:font-family-complex="Arial" style:font-family-generic-complex="swiss" style:font-size-complex="26pt" style:font-weight-complex="bold"/>
    </style:style>
    <style:style style:name="T21" style:family="text">
      <style:text-properties fo:font-size="28pt" style:font-size-asian="28pt" style:font-size-complex="28pt"/>
    </style:style>
    <style:style style:name="T22" style:family="text">
      <style:text-properties fo:font-family="Arial" style:font-family-generic="roman" style:font-pitch="variable" fo:font-size="32pt" style:letter-kerning="true" style:font-family-asian="'Microsoft YaHei'" style:font-family-generic-asian="system" style:font-pitch-asian="variable" style:font-size-asian="32pt" style:font-family-complex="Mangal" style:font-family-generic-complex="system" style:font-pitch-complex="variable" style:font-size-complex="32pt"/>
    </style:style>
    <style:style style:name="T23" style:family="text">
      <style:text-properties fo:font-family="Arial" style:font-family-generic="roman" style:font-pitch="variable" fo:font-size="32pt" fo:font-weight="bold" style:letter-kerning="true" style:font-family-asian="'Microsoft YaHei'" style:font-family-generic-asian="system" style:font-pitch-asian="variable" style:font-size-asian="32pt" style:font-weight-asian="bold" style:font-family-complex="Mangal" style:font-family-generic-complex="system" style:font-pitch-complex="variable" style:font-size-complex="32pt" style:font-weight-complex="bold"/>
    </style:style>
    <style:style style:name="T24" style:family="text">
      <style:text-properties fo:color="#000000" fo:font-style="italic" style:font-style-asian="italic" style:font-style-complex="italic"/>
    </style:style>
    <style:style style:name="T25" style:family="text">
      <style:text-properties fo:color="#000000"/>
    </style:style>
    <style:style style:name="T26" style:family="text">
      <style:text-properties fo:color="#000000" fo:font-weight="bold" style:font-weight-asian="bold" style:font-weight-complex="bold"/>
    </style:style>
    <style:style style:name="T27" style:family="text">
      <style:text-properties fo:font-family="Arial" style:font-family-generic="roman" style:font-pitch="variable" fo:font-size="32pt" fo:font-weight="normal" style:letter-kerning="true" style:font-family-asian="'Microsoft YaHei'" style:font-family-generic-asian="system" style:font-pitch-asian="variable" style:font-size-asian="32pt" style:font-weight-asian="normal" style:font-family-complex="Mangal" style:font-family-generic-complex="system" style:font-pitch-complex="variable" style:font-size-complex="32pt" style:font-weight-complex="normal"/>
    </style:style>
    <style:style style:name="T28" style:family="text">
      <style:text-properties fo:font-size="26pt" style:font-size-asian="26pt" style:font-size-complex="26pt"/>
    </style:style>
    <style:style style:name="T29" style:family="text">
      <style:text-properties fo:font-size="26pt" fo:font-weight="bold" style:font-size-asian="26pt" style:font-weight-asian="bold" style:font-size-complex="26pt" style:font-weight-complex="bold"/>
    </style:style>
    <style:style style:name="T30" style:family="text">
      <style:text-properties fo:font-size="26pt" fo:font-weight="normal" style:font-size-asian="26pt" style:font-weight-asian="normal" style:font-size-complex="26pt" style:font-weight-complex="normal"/>
    </style:style>
    <style:style style:name="T31" style:family="text">
      <style:text-properties fo:font-size="40pt" style:font-size-asian="40pt" style:font-size-complex="40pt"/>
    </style:style>
    <style:style style:name="T32" style:family="text">
      <style:text-properties fo:font-size="30pt" fo:font-weight="bold" style:font-size-asian="30pt" style:font-weight-asian="bold" style:font-size-complex="30pt" style:font-weight-complex="bold"/>
    </style:style>
    <style:style style:name="T33" style:family="text">
      <style:text-properties fo:font-size="30pt" fo:font-weight="normal" style:font-size-asian="30pt" style:font-weight-asian="normal" style:font-size-complex="30pt" style:font-weight-complex="normal"/>
    </style:style>
    <style:style style:name="T34" style:family="text">
      <style:text-properties fo:font-size="30pt" style:font-size-asian="30pt" style:font-size-complex="30pt"/>
    </style:style>
    <style:style style:name="T35" style:family="text">
      <style:text-properties style:text-position="super 58%" fo:font-size="28pt" fo:font-weight="bold" style:font-size-asian="28pt" style:font-weight-asian="bold" style:font-size-complex="28pt" style:font-weight-complex="bold"/>
    </style:style>
    <style:style style:name="T36" style:family="text">
      <style:text-properties fo:font-size="32pt" style:font-size-asian="32pt" style:font-size-complex="32pt"/>
    </style:style>
    <style:style style:name="T37" style:family="text">
      <style:text-properties fo:font-size="28pt" fo:font-weight="bold" style:font-size-asian="28pt" style:font-weight-asian="bold" style:font-size-complex="28pt" style:font-weight-complex="bold"/>
    </style:style>
    <style:style style:name="T38" style:family="text">
      <style:text-properties fo:font-family="Arial" style:font-family-generic="swiss" fo:font-size="26pt" style:letter-kerning="true" style:font-family-asian="Arial" style:font-family-generic-asian="swiss" style:font-size-asian="26pt" style:font-family-complex="Arial" style:font-family-generic-complex="swiss" style:font-size-complex="26pt"/>
    </style:style>
    <style:style style:name="T39" style:family="text">
      <style:text-properties fo:font-family="Arial" style:font-family-generic="swiss" fo:font-size="26pt" fo:font-weight="bold" style:letter-kerning="true" style:font-family-asian="Arial" style:font-family-generic-asian="swiss" style:font-size-asian="26pt" style:font-weight-asian="bold" style:font-family-complex="Arial" style:font-family-generic-complex="swiss" style:font-size-complex="26pt" style:font-weight-complex="bold"/>
    </style:style>
    <style:style style:name="T40" style:family="text">
      <style:text-properties style:use-window-font-color="true" fo:font-family="Arial" style:font-family-generic="swiss" fo:font-size="26pt" style:letter-kerning="true" style:font-family-asian="Arial" style:font-family-generic-asian="swiss" style:font-size-asian="26pt" style:font-family-complex="Arial" style:font-family-generic-complex="swiss" style:font-size-complex="26pt"/>
    </style:style>
    <style:style style:name="T41" style:family="text">
      <style:text-properties style:use-window-font-color="true" fo:font-family="Arial" style:font-family-generic="swiss" fo:font-size="26pt" fo:font-weight="bold" style:letter-kerning="true" style:font-family-asian="Arial" style:font-family-generic-asian="swiss" style:font-size-asian="26pt" style:font-weight-asian="bold" style:font-family-complex="Arial" style:font-family-generic-complex="swiss"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ЛИТЕРАТУРА</text:p>
          </draw:text-box>
        </draw:frame>
        <draw:frame presentation:style-name="pr2" draw:text-style-name="P3" draw:layer="layout" svg:width="25.199cm" svg:height="15.677cm" svg:x="1.5cm" svg:y="4cm" presentation:class="outline" presentation:user-transformed="true">
          <draw:text-box>
            <text:p text:style-name="P1"><text:span text:style-name="T1">1.</text:span><text:span text:style-name="T1"><text:tab/></text:span><text:span text:style-name="T1">Дронов В.А., </text:span><text:span text:style-name="T2">Прохоренок Н. А. </text:span><text:span text:style-name="T3">HTML, JavaScript, PHP и MySQL</text:span><text:span text:style-name="T2"> – <text:s/>СПб.: BHV, 2015. – 768 с.</text:span></text:p>
            <text:p text:style-name="P2"><text:span text:style-name="T4">2.</text:span><text:span text:style-name="T4"><text:tab/></text:span><text:span text:style-name="T2">МакФарланд Д. <text:s/></text:span><text:span text:style-name="T5">JavaScript </text:span><text:span text:style-name="T3">и</text:span><text:span text:style-name="T5"> jQuery</text:span><text:span text:style-name="T6">. – </text:span><text:span text:style-name="T2">М</text:span><text:span text:style-name="T6">.: </text:span><text:span text:style-name="T2">Эксмо</text:span><text:span text:style-name="T6">, 2015. – 880 c.</text:span></text:p>
            <text:p text:style-name="P2"><text:span text:style-name="T6">3. Котеров Д.В., Симдянов И.В. </text:span><text:span text:style-name="T5">PHP 7</text:span><text:span text:style-name="T6"> – СПб.: БХВ-Петербург, 2016. – 1088 с.</text:span></text:p>
            <text:p text:style-name="P2"><text:span text:style-name="T6"/></text:p>
            <text:p text:style-name="P2"><text:span text:style-name="T7">html5book.ru, htmlbook.ru</text:span></text:p>
            <text:p text:style-name="P2"><text:span text:style-name="T7">php.net, php.su</text:span></text:p>
            <text:p text:style-name="P2"><text:span text:style-name="T7">javascript.ru </text:span></text:p>
            <text:p text:style-name="P2"><text:span text:style-name="T7">jquery.page2page.ru</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0">
        <office:forms form:automatic-focus="false" form:apply-design-mode="false"/>
        <draw:frame presentation:style-name="pr4" draw:text-style-name="P5" draw:layer="layout" svg:width="25.199cm" svg:height="17.273cm" svg:x="1.5cm" svg:y="1.5cm" presentation:class="subtitle" presentation:user-transformed="true">
          <draw:text-box>
            <text:p><text:span text:style-name="T8">HTML</text:span></text:p>
            <text:p><text:span text:style-name="T9"/></text:p>
            <text:p><text:span text:style-name="T9">HyperText Markup Language </text:span></text:p>
            <text:p><text:span text:style-name="T9">язык разметки гипертекста</text:span></text:p>
            <text:p><text:span text:style-name="T9"/></text:p>
            <text:p text:style-name="P4"><text:span text:style-name="T10">язык разметки документа</text:span><text:span text:style-name="T11">, </text:span><text:span text:style-name="T10">описывающий способ отображения информации на экране компьютера</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frame presentation:style-name="pr6" draw:layer="layout" svg:width="25.199cm" svg:height="16.958cm" svg:x="1.301cm" svg:y="1.542cm" presentation:class="outline" presentation:user-transformed="true">
          <draw:text-box>
            <text:p>Язык HTML был разработан британским учёным Тимом Бернерсом-Ли приблизительно в 1986—1991 годах в Европейском Центре ядерных исследований в Женеве.</text:p>
            <text:p>И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frame presentation:style-name="pr7" draw:layer="layout" svg:width="25.199cm" svg:height="17.773cm" svg:x="1.4cm" svg:y="1cm" presentation:class="outline" presentation:user-transformed="true">
          <draw:text-box>
            <text:list text:style-name="L2">
              <text:list-header>
                <text:p>Стандарт языка HTML разрабатывается и утверждается специально созданной организацией: </text:p>
                <text:p><text:span text:style-name="T12"><text:s/></text:span><text:span text:style-name="T12">World Wide Web Consortium (W3C)</text:span></text:p>
                <text:p><text:span text:style-name="T13">Первый стандарт появился в 1995 году,</text:span></text:p>
                <text:p><text:span text:style-name="T13">версия HTML 2.0</text:span></text:p>
                <text:p><text:span text:style-name="T13">В настоящее время утвержден и используется HTML 5</text:span></text:p>
                <text:p><text:span text:style-name="T13">HTML 5 включает в себя средства отображения мультимедийного контента</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1">
        <office:forms form:automatic-focus="false" form:apply-design-mode="false"/>
        <draw:frame presentation:style-name="pr8" draw:layer="layout" svg:width="25.199cm" svg:height="13.859cm" svg:x="1.4cm" svg:y="4.914cm" presentation:class="outline">
          <draw:text-box>
            <text:list text:style-name="L2">
              <text:list-header>
                <text:p>HTML-документ состоит из дерева HTML-элементов и текста. </text:p>
                <text:p/>
                <text:p>Каждый элемент обозначается в исходном документе начальным (открывающим) и конечным (закрывающим) тегом (за редким исключением).</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
        <office:forms form:automatic-focus="false" form:apply-design-mode="false"/>
        <draw:frame presentation:style-name="pr9" draw:layer="layout" svg:width="25.199cm" svg:height="2.163cm" svg:x="1.4cm" svg:y="0.837cm" presentation:class="title" presentation:user-transformed="true">
          <draw:text-box>
            <text:p>ТЕГИ</text:p>
          </draw:text-box>
        </draw:frame>
        <draw:frame presentation:style-name="pr10" draw:text-style-name="P7" draw:layer="layout" svg:width="25.199cm" svg:height="15.773cm" svg:x="1.4cm" svg:y="3cm" presentation:class="outline" presentation:user-transformed="true">
          <draw:text-box>
            <text:list text:style-name="L2">
              <text:list-header>
                <text:p><text:span text:style-name="T14">От английского «tag». </text:span></text:p>
                <text:p><text:span text:style-name="T15">&lt;тег атрибут1="значение" атрибут2="значение"&gt;</text:span></text:p>
                <text:p><text:span text:style-name="T15">&lt;тег атрибут1="значение" атрибут2="значение"&gt;...&lt;/тег&gt;</text:span></text:p>
                <text:p><text:span text:style-name="T16">Начальный тег показывает, где начинается элемент, конечный — где заканчивается. Закрывающий тег образуется путем добавления слэша / перед именем тега. Между начальным и закрывающим тегами находится содержимое тега — контент.</text:span></text:p>
                <text:p><text:span text:style-name="T16">Одиночные теги не могут хранить в себе содержимого напрямую, оно прописывается как значение атрибута, например, тег &lt;input type="button" value="Кнопка"&gt; создаст кнопку с текстом Кнопка внутри.</text:span></text:p>
                <text:p><text:span text:style-name="T16">Теги могут вкладываться друг в друга, например, </text:span><text:span text:style-name="T17">&lt;p&gt;</text:span><text:span text:style-name="T18">&lt;i&gt;</text:span><text:span text:style-name="T16">Текст</text:span><text:span text:style-name="T18">&lt;/i&gt;</text:span><text:span text:style-name="T17">&lt;/p&gt;</text:span><text:span text:style-name="T16">. При вложении следует соблюдать порядок их закрытия (принцип «матрёшки»), например, следующая запись будет неверной: </text:span><text:span text:style-name="T17">&lt;p&gt;</text:span><text:span text:style-name="T18">&lt;i&gt;</text:span><text:span text:style-name="T16">Текст</text:span><text:span text:style-name="T17">&lt;/p&gt;</text:span><text:span text:style-name="T18">&lt;/i&gt;</text:span><text:span text:style-name="T16">.</text:span></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1">
        <office:forms form:automatic-focus="false" form:apply-design-mode="false"/>
        <draw:frame presentation:style-name="pr9" draw:layer="layout" svg:width="25.199cm" svg:height="2.163cm" svg:x="1.4cm" svg:y="0.837cm" presentation:class="title" presentation:user-transformed="true">
          <draw:text-box>
            <text:p>АТРИБУТЫ ТЕГОВ</text:p>
          </draw:text-box>
        </draw:frame>
        <draw:frame presentation:style-name="pr11" draw:text-style-name="P8" draw:layer="layout" svg:width="25.199cm" svg:height="15.871cm" svg:x="1.4cm" svg:y="3cm" presentation:class="outline" presentation:user-transformed="true">
          <draw:text-box>
            <text:p text:style-name="P4"><text:span text:style-name="T19">Порядок атрибутов в любом теге не имеет значения и на результат отображения элемента не влияет. Поэтому теги вида </text:span></text:p>
            <text:p text:style-name="P4"><text:span text:style-name="T20">&lt;img src="/images/title.gif" width="438" height="118"&gt; </text:span></text:p>
            <text:p text:style-name="P4"><text:span text:style-name="T19">и </text:span></text:p>
            <text:p text:style-name="P4"><text:span text:style-name="T20">&lt;img height="118" width="438" src="/images/title.gif"&gt; </text:span></text:p>
            <text:p text:style-name="P4"><text:span text:style-name="T19">по своему действию равны.</text:span></text:p>
            <text:p text:style-name="P4"><text:span text:style-name="T19">Каждый атрибут тега предполагает определенному тип данных (например: текст, число, путь к файлу и др.), который обязательно должен учитываться при написании атрибута. Атрибут width задает ширину изображения в пикселах. Если поставить не число, а нечто другое, то значение будет проигнорировано</text:span></text:p>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1">
        <office:forms form:automatic-focus="false" form:apply-design-mode="false"/>
        <draw:frame presentation:style-name="pr9" draw:layer="layout" svg:width="25.199cm" svg:height="2.163cm" svg:x="1.301cm" svg:y="0.5cm" presentation:class="title" presentation:user-transformed="true">
          <draw:text-box>
            <text:p>Структура HTML-документа</text:p>
          </draw:text-box>
        </draw:frame>
        <draw:frame presentation:style-name="pr10" draw:layer="layout" svg:width="25.199cm" svg:height="15.773cm" svg:x="1.4cm" svg:y="3cm" presentation:class="outline" presentation:user-transformed="true">
          <draw:text-box>
            <text:list text:style-name="L2">
              <text:list-header>
                <text:p><text:span text:style-name="T12">&lt;!DOCTYPE</text:span> формат документа <text:span text:style-name="T12">&gt;</text:span></text:p>
                <text:p><text:span text:style-name="T12">&lt;html&gt;</text:span></text:p>
                <text:p><text:span text:style-name="T12"><text:s text:c="5"/></text:span><text:span text:style-name="T12">&lt;head&gt;</text:span></text:p>
                <text:list>
                  <text:list-header>
                    <text:p><text:s text:c="5"/>Техническая информация о документе</text:p>
                  </text:list-header>
                </text:list>
                <text:p><text:span text:style-name="T12"><text:s text:c="5"/></text:span><text:span text:style-name="T12">&lt;/head&gt;</text:span></text:p>
                <text:p><text:span text:style-name="T12"><text:s text:c="5"/></text:span><text:span text:style-name="T12">&lt;body&gt;</text:span></text:p>
                <text:p><text:s text:c="3"/><text:span text:style-name="T21"><text:s text:c="6"/></text:span><text:span text:style-name="T21">Основная часть документа</text:span></text:p>
                <text:p><text:span text:style-name="T12"><text:s text:c="5"/></text:span><text:span text:style-name="T12">&lt;/body&gt;</text:span></text:p>
                <text:p><text:span text:style-name="T12">&lt;/html&gt;</text:span></text:p>
              </text:list-header>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1">
        <office:forms form:automatic-focus="false" form:apply-design-mode="false"/>
        <draw:frame presentation:style-name="pr12" draw:layer="layout" svg:width="25.199cm" svg:height="12.5cm" svg:x="1.4cm" svg:y="2.7cm" presentation:class="outline" presentation:user-transformed="true">
          <draw:text-box>
            <text:list text:style-name="L2">
              <text:list-header>
                <text:p>Язык HTML следует правилам, которые содержатся в файле объявления типа документа (Document Type Definition, или DTD). DTD представляет собой XML-документ, определяющий, какие теги, атрибуты и их значения действительны для конкретного типа HTML. Для каждой версии HTML есть свой DTD.</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1T1">
        <office:forms form:automatic-focus="false" form:apply-design-mode="false"/>
        <draw:frame presentation:style-name="pr13" draw:layer="layout" svg:width="25.199cm" svg:height="19.5cm" svg:x="1.4cm" svg:y="1cm" presentation:class="outline" presentation:user-transformed="true">
          <draw:text-box>
            <text:list text:style-name="L2">
              <text:list-header>
                <text:p>Тег <text:span text:style-name="T12">&lt;!DOCTYPE&gt; </text:span><text:span text:style-name="T13">определяет версию HTML в соответствии с которой создан документ и, следовательно, правила, по которым он будет отображен браузером (ссылку на соответствующий DTD-файл)</text:span></text:p>
                <text:p><text:span text:style-name="T13">Для HTML 5 он должен иметь следующий вид:</text:span></text:p>
                <text:p><text:span text:style-name="T12">&lt;!DOCTYPE html&gt;</text:span></text:p>
                <text:p><text:span text:style-name="T13">В версиях 4 <text:s/>и ниже он мог быть таким:</text:span></text:p>
                <text:p><text:span text:style-name="T12">&lt;!DOCTYPE html PUBLIC "-//W3C//DTD XHTML 1.0 Strict//EN" "http://www.w3.org/TR/xhtml1/DTD/xhtml1-strict.dtd"&gt;</text:span></text:p>
              </text:list-header>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1T1">
        <office:forms form:automatic-focus="false" form:apply-design-mode="false"/>
        <draw:frame presentation:style-name="pr14" draw:layer="layout" svg:width="25.199cm" svg:height="1.737cm" svg:x="1.4cm" svg:y="0.8cm" presentation:class="title" presentation:user-transformed="true">
          <draw:text-box>
            <text:p>Типы тегов</text:p>
          </draw:text-box>
        </draw:frame>
        <draw:frame presentation:style-name="pr15" draw:layer="layout" svg:width="25.199cm" svg:height="15.273cm" svg:x="1.4cm" svg:y="3.5cm" presentation:class="outline" presentation:user-transformed="true">
          <draw:text-box>
            <text:list text:style-name="L2">
              <text:list-header>
                <text:p/>
              </text:list-header>
              <text:list-item>
                <text:p>теги верхнего уровня;</text:p>
              </text:list-item>
              <text:list-item>
                <text:p>теги заголовка документа;</text:p>
              </text:list-item>
              <text:list-item>
                <text:p>теги текста;</text:p>
              </text:list-item>
              <text:list-item>
                <text:p>теги ссылок</text:p>
              </text:list-item>
              <text:list-item>
                <text:p>теги изображений;</text:p>
              </text:list-item>
              <text:list-item>
                <text:p>теги списков;</text:p>
              </text:list-item>
              <text:list-item>
                <text:p>теги таблиц.</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теги верхнего уровня<text:tab/></text:p>
          </draw:text-box>
        </draw:frame>
        <draw:frame presentation:style-name="pr8" draw:layer="layout" svg:width="25.199cm" svg:height="13.859cm" svg:x="1.4cm" svg:y="4.914cm" presentation:class="outline" presentation:user-transformed="true">
          <draw:text-box>
            <text:list text:style-name="L2">
              <text:list-item>
                <text:p><text:span text:style-name="T12">&lt;html&gt;</text:span></text:p>
              </text:list-item>
              <text:list-item>
                <text:p><text:span text:style-name="T12">&lt;head&gt;</text:span></text:p>
              </text:list-item>
              <text:list-item>
                <text:p><text:span text:style-name="T12">&lt;body&gt;</text:span></text:p>
                <text:p>Теги &lt;html&gt; и &lt;body&gt; хотя и не относятся к обязательным тегам (т. е. их можно не размещать в коде), все же стоит добавлять всегда. Это позволяет получить четкую и понятную структуру документа.</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1">
        <office:forms form:automatic-focus="false" form:apply-design-mode="false"/>
        <draw:frame presentation:style-name="pr16" draw:layer="layout" svg:width="25.199cm" svg:height="17.273cm" svg:x="1.4cm" svg:y="1.5cm" presentation:class="outline" presentation:user-transformed="true">
          <draw:text-box>
            <text:list text:style-name="L2">
              <text:list-header>
                <text:p>Тег <text:span text:style-name="T12">&lt;html&gt;</text:span> определяет начало HTML-документа, внутри него хранится заголовок документа (<text:span text:style-name="T12">&lt;head&gt;</text:span>) и тело документа (<text:span text:style-name="T12">&lt;body&gt;</text:span>).</text:p>
                <text:p>Заголовок документа <text:span text:style-name="T12">&lt;head&gt;</text:span> может содержать текст и теги, но содержимое этого раздела не показывается напрямую на странице, за исключением тега <text:span text:style-name="T12">&lt;title&gt;</text:span>, содержимое которого отображается в заголовке окна браузера. Тело документа <text:span text:style-name="T12">&lt;body&gt;</text:span> предназначено для размещения содержательной части веб-страницы и тегов, необходимых для ее разметки. </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1T1">
        <office:forms form:automatic-focus="false" form:apply-design-mode="false"/>
        <draw:frame presentation:style-name="pr17" draw:layer="layout" svg:width="25.199cm" svg:height="4.343cm" svg:x="1.4cm" svg:y="0cm" presentation:class="title" presentation:user-transformed="true">
          <draw:text-box>
            <text:p>теги заголовка документа</text:p>
          </draw:text-box>
        </draw:frame>
        <draw:frame presentation:style-name="pr18" draw:text-style-name="P10" draw:layer="layout" svg:width="25.199cm" svg:height="16.5cm" svg:x="1.4cm" svg:y="3.5cm" presentation:class="outline" presentation:user-transformed="true">
          <draw:text-box>
            <text:list text:style-name="L2">
              <text:list-item>
                <text:p text:style-name="P9"><text:span text:style-name="T22">Это элементы, которые располагаются в контейнере &lt;head&gt;. Все эти теги напрямую не отображаются в окне браузера, за исключением &lt;title&gt;, который определяет название страницы.</text:span></text:p>
              </text:list-item>
              <text:list-item>
                <text:p text:style-name="P9"><text:span text:style-name="T23">&lt;title&gt;Название сайта&lt;/title&gt;</text:span></text:p>
              </text:list-item>
              <text:list-item>
                <text:p text:style-name="P9"><text:span text:style-name="T23">&lt;meta&gt;</text:span></text:p>
                <text:list>
                  <text:list-header>
                    <text:p>используется для хранения информации, предназначенной для браузеров и поисковых систем. Например, роботы поисковых систем обращаются к тегам <text:span text:style-name="T12">&lt;meta&gt;</text:span> для получения описания сайта, ключевых слов и других данных.</text:p>
                  </text:list-header>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text:s/>Примеры тега &lt;meta&gt;</text:p>
          </draw:text-box>
        </draw:frame>
        <draw:frame presentation:style-name="pr19" draw:layer="layout" svg:width="25.199cm" svg:height="15.086cm" svg:x="1.4cm" svg:y="4.914cm" presentation:class="outline" presentation:user-transformed="true">
          <draw:text-box>
            <text:list text:style-name="L2">
              <text:list-item>
                <text:p>для краткого описания содержимого веб-страницы используется значение <text:span text:style-name="T24">description</text:span> атрибута <text:span text:style-name="T24">name</text:span><text:span text:style-name="T25">:</text:span></text:p>
                <text:p><text:span text:style-name="T26">&lt;meta name="description" content="Сайт о спортивных событиях"&gt;</text:span></text:p>
              </text:list-item>
              <text:list-item>
                <text:p><text:span text:style-name="T25">Значение keywords предназначено для перечисления ключевых слов, встречающихся на странице</text:span></text:p>
                <text:p><text:span text:style-name="T26">&lt;meta name="keywords" content="футбол, хоккей, теннис"&gt;</text:span></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1T1">
        <office:forms form:automatic-focus="false" form:apply-design-mode="false"/>
        <draw:frame presentation:style-name="pr20" draw:layer="layout" svg:width="25.199cm" svg:height="16.773cm" svg:x="1.4cm" svg:y="2cm" presentation:class="outline" presentation:user-transformed="true">
          <draw:text-box>
            <text:list text:style-name="L2">
              <text:list-header>
                <text:p/>
              </text:list-header>
              <text:list-item>
                <text:p>можно запретить или разрешить индексацию веб-страницы поисковыми машинами:</text:p>
                <text:p><text:span text:style-name="T12">&lt;meta name="robots" content="noindex, nofollow"&gt;</text:span></text:p>
              </text:list-item>
              <text:list-item>
                <text:p text:style-name="P9"><text:span text:style-name="T27">для определения кодировки страницы используется атрибут </text:span><text:span text:style-name="T23">charset</text:span></text:p>
                <text:p text:style-name="P9"><text:span text:style-name="T22"><text:s/></text:span><text:span text:style-name="T23">&lt;meta charset="utf-8"&gt;</text:span></text:p>
                <text:p text:style-name="P9"><text:span text:style-name="T23">&lt;meta charset="windows-1251" &gt;</text:span></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1T1">
        <office:forms form:automatic-focus="false" form:apply-design-mode="false"/>
        <draw:frame presentation:style-name="pr7" draw:layer="layout" svg:width="25.199cm" svg:height="17.773cm" svg:x="1.5cm" svg:y="1cm" presentation:class="outline" presentation:user-transformed="true">
          <draw:text-box>
            <text:list text:style-name="L2">
              <text:list-header>
                <text:p text:style-name="P9"><text:span text:style-name="T22"/></text:p>
                <text:p text:style-name="P9"><text:span text:style-name="T27">Теги </text:span><text:span text:style-name="T23">&lt;style&gt;</text:span><text:span text:style-name="T27">, </text:span><text:span text:style-name="T23">&lt;link&gt;</text:span><text:span text:style-name="T27">, </text:span><text:span text:style-name="T23">&lt;script&gt;</text:span></text:p>
                <text:p text:style-name="P9"><text:span text:style-name="T27">могут располагаться в </text:span><text:span text:style-name="T23">&lt;head&gt;</text:span><text:span text:style-name="T27"> для подключения таблиц стилей и скриптов, которые определяют внешний вид и поведение элементов на странице</text:span></text:p>
                <text:p text:style-name="P9"><text:span text:style-name="T23"/></text:p>
                <text:p text:style-name="P9"><text:span text:style-name="T23"/></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1T1">
        <office:forms form:automatic-focus="false" form:apply-design-mode="false"/>
        <draw:frame presentation:style-name="pr9" draw:layer="layout" svg:width="25.199cm" svg:height="2.163cm" svg:x="1.4cm" svg:y="0.837cm" presentation:class="title" presentation:user-transformed="true">
          <draw:text-box>
            <text:p>Теги текста</text:p>
          </draw:text-box>
        </draw:frame>
        <draw:frame presentation:style-name="pr15" draw:text-style-name="P11" draw:layer="layout" svg:width="25.199cm" svg:height="15.273cm" svg:x="1.4cm" svg:y="3.5cm" presentation:class="outline" presentation:user-transformed="true">
          <draw:text-box>
            <text:list text:style-name="L2">
              <text:list-header>
                <text:p text:style-name="P11"><text:span text:style-name="T28">Теги заголовков:</text:span></text:p>
                <text:p text:style-name="P11"><text:span text:style-name="T29">&lt;h1&gt;,...,&lt;h6&gt;</text:span><text:span text:style-name="T28"> - определяют текстовые заголовки разного уровня, которые показывают относительную важность секции, расположенной после заголовка. </text:span></text:p>
                <text:p text:style-name="P11"><text:span text:style-name="T28">Наличие тега и его содержание &lt;h1&gt; очень важно с точки зрения поисковой оптимизации. Он должен быть уникальным для каждой страницы сайта.</text:span></text:p>
                <text:p text:style-name="P11"><text:span text:style-name="T28"/></text:p>
              </text:list-header>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1T1">
        <office:forms form:automatic-focus="false" form:apply-design-mode="false"/>
        <draw:frame presentation:style-name="pr9" draw:layer="layout" svg:width="25.199cm" svg:height="2.163cm" svg:x="1.4cm" svg:y="0.837cm" presentation:class="title" presentation:user-transformed="true">
          <draw:text-box>
            <text:p>Теги текста</text:p>
          </draw:text-box>
        </draw:frame>
        <draw:frame presentation:style-name="pr15" draw:text-style-name="P11" draw:layer="layout" svg:width="25.199cm" svg:height="15.273cm" svg:x="1.4cm" svg:y="3.5cm" presentation:class="outline" presentation:user-transformed="true">
          <draw:text-box>
            <text:list text:style-name="L2">
              <text:list-header>
                <text:p text:style-name="P11"><text:span text:style-name="T28">Теги для форматирования текста:</text:span></text:p>
                <text:p text:style-name="P11"><text:span text:style-name="T29">&lt;b&gt;, &lt;strong&gt;</text:span><text:span text:style-name="T28"> - Задают полужирное начертание, </text:span><text:span text:style-name="T29">strong</text:span><text:span text:style-name="T28"> дополнительно делает акцент для браузера на важность выделенного текста</text:span></text:p>
                <text:p text:style-name="P11"><text:span text:style-name="T29">&lt;i&gt;, &lt;em&gt;</text:span><text:span text:style-name="T28"> - отображают курсивом, </text:span><text:span text:style-name="T29">em</text:span><text:span text:style-name="T28"> делает акцент на важность</text:span></text:p>
                <text:p text:style-name="P11"><text:span text:style-name="T28"/></text:p>
                <text:p text:style-name="P11"><text:span text:style-name="T28">Кроме того существуют теги для верхних и нижних индексов, подчёркивания, перечёркивания и пр.</text:span></text:p>
                <text:p text:style-name="P11"><text:span text:style-name="T29">&lt;sup&gt;, &lt;sub&gt;, &lt;del&gt; …</text:span><text:span text:style-name="T28"> </text:span></text:p>
              </text:list-header>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1T1">
        <office:forms form:automatic-focus="false" form:apply-design-mode="false"/>
        <draw:frame presentation:style-name="pr9" draw:layer="layout" svg:width="25.199cm" svg:height="2.163cm" svg:x="1.4cm" svg:y="0.837cm" presentation:class="title" presentation:user-transformed="true">
          <draw:text-box>
            <text:p>Теги текста</text:p>
          </draw:text-box>
        </draw:frame>
        <draw:frame presentation:style-name="pr15" draw:text-style-name="P11" draw:layer="layout" svg:width="25.199cm" svg:height="15.273cm" svg:x="1.4cm" svg:y="3.5cm" presentation:class="outline" presentation:user-transformed="true">
          <draw:text-box>
            <text:list text:style-name="L2">
              <text:list-header>
                <text:p text:style-name="P11"><text:span text:style-name="T28">Абзацы, средства переноса:</text:span></text:p>
                <text:p text:style-name="P11"><text:span text:style-name="T29">&lt;p&gt;</text:span><text:span text:style-name="T28"> - Разбивает текст на отдельные абзацы, отделяя друг от друга пустой строкой. Браузер автоматически добавляет верхний и нижний отступ.</text:span></text:p>
                <text:p text:style-name="P11"><text:span text:style-name="T29">&lt;br&gt;</text:span><text:span text:style-name="T28"> - перенос на следующую строку</text:span></text:p>
                <text:p text:style-name="P11"><text:span text:style-name="T29">&lt;hr&gt;</text:span><text:span text:style-name="T28"> - отображает горизонтальную линию, используется для разделения контента</text:span></text:p>
                <text:p text:style-name="P11"><text:span text:style-name="T28"/></text:p>
              </text:list-header>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1T1">
        <office:forms form:automatic-focus="false" form:apply-design-mode="false"/>
        <draw:frame presentation:style-name="pr9" draw:layer="layout" svg:width="25.199cm" svg:height="2.163cm" svg:x="1.4cm" svg:y="0.837cm" presentation:class="title" presentation:user-transformed="true">
          <draw:text-box>
            <text:p>Теги текста</text:p>
          </draw:text-box>
        </draw:frame>
        <draw:frame presentation:style-name="pr15" draw:text-style-name="P11" draw:layer="layout" svg:width="25.199cm" svg:height="15.273cm" svg:x="1.4cm" svg:y="3.5cm" presentation:class="outline" presentation:user-transformed="true">
          <draw:text-box>
            <text:list text:style-name="L2">
              <text:list-header>
                <text:p text:style-name="P11"><text:span text:style-name="T28">Произвольные текстовые блоки:</text:span></text:p>
                <text:p text:style-name="P11"><text:span text:style-name="T28"/></text:p>
                <text:p text:style-name="P11"><text:span text:style-name="T29">&lt;div&gt;</text:span><text:span text:style-name="T28"> - <text:s/>предназначен для выделения фрагмента документа с целью изменения вида содержимого. Как правило, вид блока управляется с помощью стилей css.</text:span></text:p>
                <text:p text:style-name="P11"><text:span text:style-name="T29">&lt;span&gt;</text:span><text:span text:style-name="T28"> - имеет тот же смысл, что и &lt;div&gt;, но предназначен для выделения и изменения части строки</text:span></text:p>
                <text:p text:style-name="P11"><text:span text:style-name="T28"/></text:p>
              </text:list-header>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Обычный" presentation:presentation-page-layout-name="AL1T1">
        <office:forms form:automatic-focus="false" form:apply-design-mode="false"/>
        <draw:frame presentation:style-name="pr9" draw:layer="layout" svg:width="25.199cm" svg:height="2.163cm" svg:x="1.4cm" svg:y="0.437cm" presentation:class="title" presentation:user-transformed="true">
          <draw:text-box>
            <text:p>Ссылки</text:p>
          </draw:text-box>
        </draw:frame>
        <draw:frame presentation:style-name="pr21" draw:text-style-name="P11" draw:layer="layout" svg:width="25.199cm" svg:height="16.886cm" svg:x="1.4cm" svg:y="3.114cm" presentation:class="outline" presentation:user-transformed="true">
          <draw:text-box>
            <text:list text:style-name="L2">
              <text:list-item>
                <text:p><text:span text:style-name="T28">Ссылки являются основой гипертекстовых документов и позволяют переходить с одной веб-страницы на другую. Особенность их состоит в том, что сама ссылка может вести не только на HTML-файлы, но и на файл любого типа, причем этот файл может размещаться совсем на другом сайте. Главное, чтобы к документу, на который делается ссылка, был доступ.</text:span></text:p>
              </text:list-item>
              <text:list-item>
                <text:p><text:span text:style-name="T28">Атрибут </text:span><text:span text:style-name="T29">href</text:span><text:span text:style-name="T28"> определяет URL (Universal Resource Locator, универсальный указатель ресурса), иными словами, адрес документа, на который следует перейти, а содержимое контейнера </text:span><text:span text:style-name="T29">&lt;a&gt;</text:span><text:span text:style-name="T28"> является ссылкой. Текст, расположенный между тегами </text:span><text:span text:style-name="T29">&lt;a&gt;</text:span><text:span text:style-name="T28"> и </text:span><text:span text:style-name="T29">&lt;/a&gt; </text:span><text:span text:style-name="T30">по умолчанию становится синего цвета и подчеркивается.</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Обычный" presentation:presentation-page-layout-name="AL1T1">
        <office:forms form:automatic-focus="false" form:apply-design-mode="false"/>
        <draw:frame presentation:style-name="pr22" draw:layer="layout" svg:width="25.199cm" svg:height="11.586cm" svg:x="1.4cm" svg:y="4.914cm" presentation:class="outline" presentation:user-transformed="true">
          <draw:text-box>
            <text:list text:style-name="L2">
              <text:list-header>
                <text:p>Файл по ссылке открывается в окне браузера только в тех случаях, когда браузер знает тип документа. Но поскольку ссылку можно сделать на файл любого типа, то браузер не всегда может отобразить документ. При этом выводится сообщение, как следует обработать файл — открыть его или сохранить в указанную папку</text:p>
              </text:list-header>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Обычный" presentation:presentation-page-layout-name="AL1T1">
        <office:forms form:automatic-focus="false" form:apply-design-mode="false"/>
        <draw:frame presentation:style-name="pr9" draw:layer="layout" svg:width="25.199cm" svg:height="2.163cm" svg:x="1.4cm" svg:y="0.437cm" presentation:class="title" presentation:user-transformed="true">
          <draw:text-box>
            <text:p>Атрибуты ссылок</text:p>
          </draw:text-box>
        </draw:frame>
        <draw:frame presentation:style-name="pr23" draw:text-style-name="P11" draw:layer="layout" svg:width="25.199cm" svg:height="17.7cm" svg:x="1.4cm" svg:y="2.8cm" presentation:class="outline" presentation:user-transformed="true">
          <draw:text-box>
            <text:list text:style-name="L2">
              <text:list-header>
                <text:p text:style-name="P11"><text:span text:style-name="T29">href</text:span></text:p>
                <text:list>
                  <text:list-header>
                    <text:p text:style-name="P11"><text:span text:style-name="T28">&lt;a href="http://yandex.ru"&gt;...&lt;/a&gt;</text:span></text:p>
                    <text:p text:style-name="P11"><text:span text:style-name="T28">&lt;a href="/files/filename.docx"&gt;</text:span></text:p>
                    <text:p text:style-name="P11"><text:span text:style-name="T28">&lt;a href="#anchor"&gt;...&lt;/a&gt;</text:span></text:p>
                  </text:list-header>
                </text:list>
                <text:p text:style-name="P11"><text:span text:style-name="T29">target</text:span><text:span text:style-name="T28"> </text:span></text:p>
                <text:list>
                  <text:list-header>
                    <text:p text:style-name="P11"><text:span text:style-name="T28">&lt;a href="http://yandex.ru" target="_blank"&gt;...&lt;/a&gt;</text:span></text:p>
                  </text:list-header>
                </text:list>
                <text:p text:style-name="P11"><text:span text:style-name="T29">title</text:span></text:p>
                <text:list>
                  <text:list-header>
                    <text:p text:style-name="P11"><text:span text:style-name="T28">&lt;a href="http://yandex.ru" title="Яндекс"&gt;...&lt;/a&gt;</text:span></text:p>
                  </text:list-header>
                </text:list>
                <text:p text:style-name="P11"><text:span text:style-name="T29">name</text:span></text:p>
                <text:list>
                  <text:list-header>
                    <text:p text:style-name="P11"><text:span text:style-name="T28">&lt;a name="anchor"&gt;...&lt;/a&gt;</text:span></text:p>
                  </text:list-header>
                </text:list>
                <text:p text:style-name="P11"><text:span text:style-name="T29">rel</text:span></text:p>
                <text:list>
                  <text:list-header>
                    <text:p><text:span text:style-name="T28">&lt;a href="/login/" rel="nofollow"&gt;...&lt;/a&gt;</text:span></text:p>
                  </text:list-header>
                </text:list>
              </text:list-header>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Обычный" presentation:presentation-page-layout-name="AL1T1">
        <office:forms form:automatic-focus="false" form:apply-design-mode="false"/>
        <draw:frame presentation:style-name="pr24" draw:text-style-name="P12" draw:layer="layout" svg:width="25.199cm" svg:height="1.663cm" svg:x="1.5cm" svg:y="0.337cm" presentation:class="title" presentation:user-transformed="true">
          <draw:text-box>
            <text:p><text:span text:style-name="T31">Значения атрибута </text:span><text:span text:style-name="T8">href</text:span></text:p>
          </draw:text-box>
        </draw:frame>
        <draw:frame presentation:style-name="pr25" draw:layer="layout" svg:width="25.199cm" svg:height="16.273cm" svg:x="1.4cm" svg:y="2.5cm" presentation:class="outline" presentation:user-transformed="true">
          <draw:text-box>
            <text:list text:style-name="L2">
              <text:list-header>
                <text:p/>
                <text:p>Как правило этот атрибут содержит URL.</text:p>
                <text:p>В качестве синонима URL (Universal Resource Locator) часто используют термин «адрес»</text:p>
                <text:p>Различают абсолютные и относительные адреса.</text:p>
              </text:list-header>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Обычный" presentation:presentation-page-layout-name="AL1T1">
        <office:forms form:automatic-focus="false" form:apply-design-mode="false"/>
        <draw:frame presentation:style-name="pr26" draw:layer="layout" svg:width="25.199cm" svg:height="17.457cm" svg:x="1.4cm" svg:y="1.5cm" presentation:class="outline" presentation:user-transformed="true">
          <draw:text-box>
            <text:list text:style-name="L2">
              <text:list-header>
                <text:p text:style-name="P13"><text:span text:style-name="T12">Абсолютные адреса</text:span></text:p>
                <text:p>Подобные адреса работают везде и всюду независимо от имени сайта или веб-страницы, где задан URL и начинаются всегда с указания протокола передачи данных. Для веб-страниц это обычно HTTP (HyperText Transfer Protocol), соответственно, абсолютные адреса начинаются с «http://».</text:p>
                <text:p>Абсолютные адреса применяются в первую очередь для указания на другой сетевой ресурс крайне не рекомендуется использовать в рамках одного сайта.</text:p>
              </text:list-header>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Обычный" presentation:presentation-page-layout-name="AL1T1">
        <office:forms form:automatic-focus="false" form:apply-design-mode="false"/>
        <draw:frame presentation:style-name="pr13" draw:layer="layout" svg:width="25.199cm" svg:height="19.5cm" svg:x="1.301cm" svg:y="1cm" presentation:class="outline" presentation:user-transformed="true">
          <draw:text-box>
            <text:list text:style-name="L2">
              <text:list-header>
                <text:p text:style-name="P13"><text:span text:style-name="T12">Относительные адреса</text:span></text:p>
                <text:p>Относительные адреса указываются от корня сайта или текущего документа. Например, код &lt;img src="pic.gif"&gt; означает загрузить графический файл с именем pic.gif, который располагается в той же папке, что и сама веб-страница. </text:p>
              </text:list-header>
              <text:list-item>
                <text:p>/images/pic.gif - Слэш (символ «/») перед адресом говорит о том, что адресация начинается от корня сайта. Ссылка ведет на рисунок pic.gif, который находится в папке images. А та в свою очередь размещена в корне сайта.</text:p>
                <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Обычный" presentation:presentation-page-layout-name="AL1T1">
        <office:forms form:automatic-focus="false" form:apply-design-mode="false"/>
        <draw:frame presentation:style-name="pr27" draw:text-style-name="P13" draw:layer="layout" svg:width="25.199cm" svg:height="16.5cm" svg:x="1.301cm" svg:y="1cm" presentation:class="outline" presentation:user-transformed="true">
          <draw:text-box>
            <text:list text:style-name="L2">
              <text:list-header>
                <text:p text:style-name="P13"><text:span text:style-name="T12"/></text:p>
              </text:list-header>
              <text:list-item>
                <text:p>../help/me.html - две точки перед именем указывает браузеру перейти на уровень выше в списке каталогов сайта и там искать файл me.html.</text:p>
              </text:list-item>
              <text:list-item>
                <text:p>manual/info.html - если перед именем папки нет никаких дополнительных символов, вроде точек или слэша, то папка размещена внутри текущего каталога, а уже в ней располагается файл info.html.</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Обычный" presentation:presentation-page-layout-name="AL1T1">
        <office:forms form:automatic-focus="false" form:apply-design-mode="false"/>
        <draw:frame presentation:style-name="pr20" draw:layer="layout" svg:width="25.199cm" svg:height="16.773cm" svg:x="1.4cm" svg:y="2cm" presentation:class="outline" presentation:user-transformed="true">
          <draw:text-box>
            <text:list text:style-name="L2">
              <text:list-header>
                <text:p>Кроме ссылок на документы существует возможность переходить к отправке email, сделать телефонный звонок или связаться по скайпу</text:p>
                <text:p><text:span text:style-name="T30">&lt;a href="</text:span><text:span text:style-name="T29">tel:</text:span><text:span text:style-name="T30">+71112223344"&gt;+</text:span><text:span text:style-name="T28">7 (111) 222-33-44&lt;/a&gt;</text:span></text:p>
                <text:p><text:span text:style-name="T28">&lt;a href="</text:span><text:span text:style-name="T29">mailto:</text:span><text:span text:style-name="T28">example@mail.ru"&gt;example@mail.ru&lt;/a&gt;</text:span></text:p>
                <text:p><text:span text:style-name="T28">&lt;a href="</text:span><text:span text:style-name="T29">skype:</text:span><text:span text:style-name="T28">skypeuser?call"&gt;Skype&lt;/a&gt;</text:span></text:p>
                <text:p><text:span text:style-name="T28">&lt;a href="</text:span><text:span text:style-name="T29">skype:</text:span><text:span text:style-name="T28">skypeuser?chat"&gt;Skype&lt;/a&gt;</text:span></text:p>
                <text:p><text:span text:style-name="T28">&lt;a href="</text:span><text:span text:style-name="T29">skype:</text:span><text:span text:style-name="T28">skypeuser?add"&gt;Skype&lt;/a&gt;</text:span> </text:p>
              </text:list-header>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Обычный" presentation:presentation-page-layout-name="AL1T1">
        <office:forms form:automatic-focus="false" form:apply-design-mode="false"/>
        <draw:frame presentation:style-name="pr14" draw:layer="layout" svg:width="25.199cm" svg:height="1.737cm" svg:x="1.5cm" svg:y="0.379cm" presentation:class="title" presentation:user-transformed="true">
          <draw:text-box>
            <text:p>Якоря</text:p>
          </draw:text-box>
        </draw:frame>
        <draw:frame presentation:style-name="pr6" draw:layer="layout" svg:width="25.199cm" svg:height="16.958cm" svg:x="1.5cm" svg:y="2.5cm" presentation:class="outline" presentation:user-transformed="true">
          <draw:text-box>
            <text:list text:style-name="L2">
              <text:list-header>
                <text:p>Якорем (anchor) называется закладка с уникальным именем на определенном месте веб-страницы, предназначенная для создания перехода к ней по ссылке. Якоря удобно применять в документах большого объема, чтобы можно было быстро переходить к нужному разделу.</text:p>
                <text:p>Для создания якоря следует вначале сделать закладку в соответствующем месте и дать ей имя при помощи атрибута name тега <text:span text:style-name="T12">&lt;a&gt;</text:span> . В качестве значения <text:span text:style-name="T12">href</text:span> для перехода к этому якорю используется имя закладки с символом решетки (#) впереди.</text:p>
              </text:list-header>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Обычный" presentation:presentation-page-layout-name="AL1T1">
        <office:forms form:automatic-focus="false" form:apply-design-mode="false"/>
        <draw:frame presentation:style-name="pr14" draw:layer="layout" svg:width="25.199cm" svg:height="1.737cm" svg:x="1.5cm" svg:y="0.5cm" presentation:class="title" presentation:user-transformed="true">
          <draw:text-box>
            <text:p>Изображения</text:p>
          </draw:text-box>
        </draw:frame>
        <draw:frame presentation:style-name="pr28" draw:layer="layout" svg:width="25.199cm" svg:height="17.5cm" svg:x="1.4cm" svg:y="2.5cm" presentation:class="outline" presentation:user-transformed="true">
          <draw:text-box>
            <text:list text:style-name="L2">
              <text:list-header>
                <text:p>В настоящее время для веб-графики в основном используются форматы GIF, JPEG и PNG.</text:p>
                <text:p>Для добавления изображения на страницу используется тег <text:span text:style-name="T12">&lt;img&gt;</text:span>, атрибут <text:span text:style-name="T12">src</text:span> которого определяет адрес графического файла.</text:p>
                <text:p/>
                <text:p>&lt;img src="man.jpg"&gt;</text:p>
              </text:list-header>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Обычный" presentation:presentation-page-layout-name="AL1T1">
        <office:forms form:automatic-focus="false" form:apply-design-mode="false"/>
        <draw:frame presentation:style-name="pr29" draw:layer="layout" svg:width="25.199cm" svg:height="2.019cm" svg:x="1.801cm" svg:y="1.254cm" presentation:class="title" presentation:user-transformed="true">
          <draw:text-box>
            <text:p>Атрибуты <text:span text:style-name="T12">&lt;img&gt;</text:span></text:p>
          </draw:text-box>
        </draw:frame>
        <draw:frame presentation:style-name="pr30" draw:text-style-name="P14" draw:layer="layout" svg:width="25.199cm" svg:height="9.728cm" svg:x="1.301cm" svg:y="4cm" presentation:class="outline" presentation:user-transformed="true">
          <draw:text-box>
            <text:list text:style-name="L2">
              <text:list-header>
                <text:p><text:span text:style-name="T32">src</text:span><text:span text:style-name="T33"> — адрес изображения</text:span><text:span text:style-name="T32"> </text:span></text:p>
                <text:p><text:span text:style-name="T32">width</text:span><text:span text:style-name="T33"> - ширина</text:span><text:span text:style-name="T32"> </text:span></text:p>
                <text:p><text:span text:style-name="T32">height </text:span><text:span text:style-name="T33">- высота</text:span></text:p>
                <text:p><text:span text:style-name="T32">alt</text:span><text:span text:style-name="T34"> <text:s/>- <text:s/>альтернативный текст </text:span></text:p>
                <text:p><text:span text:style-name="T32">title </text:span><text:span text:style-name="T33"><text:s/>- </text:span><text:span text:style-name="T34">всплывающая подсказка</text:span></text:p>
                <text:p><text:span text:style-name="T34"/></text:p>
              </text:list-header>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Обычный" presentation:presentation-page-layout-name="AL1T1">
        <office:forms form:automatic-focus="false" form:apply-design-mode="false"/>
        <draw:frame presentation:style-name="pr31" draw:layer="layout" svg:width="25.199cm" svg:height="20cm" svg:x="1.4cm" svg:y="0.5cm" presentation:class="outline" presentation:user-transformed="true">
          <draw:text-box>
            <text:list text:style-name="L2">
              <text:list-header>
                <text:p text:style-name="P13">Формат GIF <text:s/>(Graphics Interchange Format)</text:p>
                <text:p><text:span text:style-name="T21">использует 8-битовый цвет и эффективно сжимает сплошные цветные области, при этом сохраняя детали изображения.</text:span></text:p>
                <text:p><text:span text:style-name="T21">Количество цветов в изображении может быть от 2 до 256, но это могут быть любые цвета из 16 млн возможных.</text:span></text:p>
                <text:p><text:span text:style-name="T21">Может содержать прозрачные участки. </text:span></text:p>
                <text:p><text:span text:style-name="T21">Поддерживает покадровую смену изображений, что делает формат популярным для создания баннеров и простой анимации.</text:span></text:p>
                <text:p><text:span text:style-name="T21">Использует свободный от потерь метод сжатия</text:span></text:p>
                <text:p><text:span text:style-name="T21">Применение - текст, логотипы, иллюстрации с четкими краями, анимированные рисунки, изображения с прозрачными участками, баннеры.</text:span></text:p>
              </text:list-header>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Обычный" presentation:presentation-page-layout-name="AL1T1">
        <office:forms form:automatic-focus="false" form:apply-design-mode="false"/>
        <draw:frame presentation:style-name="pr13" draw:layer="layout" svg:width="25.199cm" svg:height="19.5cm" svg:x="1.4cm" svg:y="1cm" presentation:class="outline" presentation:user-transformed="true">
          <draw:text-box>
            <text:list text:style-name="L2">
              <text:list-header>
                <text:p text:style-name="P13"><text:span text:style-name="T21">Формат JPEG (Joint Photographic Experts Group) </text:span></text:p>
                <text:p><text:span text:style-name="T21">Поддерживает 24-битовый цвет и сохраняет яркость и оттенки цветов в фотографиях неизменными. Использует сжатие с потерями, поскольку алгоритм JPEG выборочно отвергает данные</text:span></text:p>
                <text:p><text:span text:style-name="T21">не поддерживает прозрачность</text:span></text:p>
                <text:p><text:span text:style-name="T21">количество цветов в изображении — 256</text:span><text:span text:style-name="T35">3</text:span><text:span text:style-name="T21"> = больше 16 миллионов</text:span></text:p>
                <text:p><text:span text:style-name="T21">используется преимущественно для фотографий. Не очень подходит для рисунков содержащих прозрачные участки, мелкие детали или текст.</text:span></text:p>
              </text:list-header>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Обычный" presentation:presentation-page-layout-name="AL1T1">
        <office:forms form:automatic-focus="false" form:apply-design-mode="false"/>
        <draw:frame presentation:style-name="pr32" draw:layer="layout" svg:width="25.199cm" svg:height="19.721cm" svg:x="1.4cm" svg:y="0.5cm" presentation:class="outline" presentation:user-transformed="true">
          <draw:text-box>
            <text:list text:style-name="L2">
              <text:list-header>
                <text:p text:style-name="P13">Форматы PNG-8 и PNG-24 (Portable Network Graphics)</text:p>
                <text:p text:style-name="P15">сочетает достоинства GIF и JPEG</text:p>
                <text:p text:style-name="P15">PNG-8 использует 8-битную палитру, PNG-24 — 24-битную.</text:p>
                <text:p text:style-name="P15">PNG-24 поддерживает многоуровневую прозрачность</text:p>
                <text:p text:style-name="P15">Используется для фотографий, рисунков, содержащих прозрачные участки, с большим количеством цветов и четкими краями изображений</text:p>
                <text:p text:style-name="P15">Формат APNG поддерживает анимацию</text:p>
              </text:list-header>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Обычный" presentation:presentation-page-layout-name="AL1T1">
        <office:forms form:automatic-focus="false" form:apply-design-mode="false"/>
        <draw:frame presentation:style-name="pr33" draw:text-style-name="P13" draw:layer="layout" svg:width="25.199cm" svg:height="14cm" svg:x="1.4cm" svg:y="1.7cm" presentation:class="outline" presentation:user-transformed="true">
          <draw:text-box>
            <text:list text:style-name="L2">
              <text:list-header>
                <text:p text:style-name="P13"><text:span text:style-name="T21">Формат SVG (Scalable Vector Graphics) </text:span></text:p>
                <text:p><text:span text:style-name="T21"/></text:p>
                <text:p><text:span text:style-name="T21">SVG-рисунок состоит из набора геометрических фигур, описанных в формате XML: линия, эллипс, многоугольник и т.п. </text:span></text:p>
                <text:p><text:span text:style-name="T21">Поддерживается как статичная, так и анимированная графика. </text:span></text:p>
                <text:p><text:span text:style-name="T21">Изображения в формате SVG могут изменяться в размере без снижения качества.</text:span></text:p>
              </text:list-header>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Теги для таблиц</text:p>
          </draw:text-box>
        </draw:frame>
        <draw:frame presentation:style-name="pr8" draw:text-style-name="P16" draw:layer="layout" svg:width="25.199cm" svg:height="13.859cm" svg:x="1.4cm" svg:y="4.914cm" presentation:class="outline">
          <draw:text-box>
            <text:list text:style-name="L2">
              <text:list-header>
                <text:p text:style-name="P16"><text:span text:style-name="T21">HTML-таблицы упорядочивают и выводят на экран данные с помощью строк или столбцов.</text:span></text:p>
                <text:p text:style-name="P16"><text:span text:style-name="T21">Ячейки таблиц могут содержать любые HTML-элементы, такие как заголовки, списки, текст, изображения, элементы форм, а также другие таблицы.</text:span></text:p>
              </text:list-header>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Обычный" presentation:presentation-page-layout-name="AL1T1">
        <office:forms form:automatic-focus="false" form:apply-design-mode="false"/>
        <draw:frame presentation:style-name="pr14" draw:layer="layout" svg:width="25.199cm" svg:height="1.737cm" svg:x="1.301cm" svg:y="0.263cm" presentation:class="title" presentation:user-transformed="true">
          <draw:text-box>
            <text:p>Теги для таблиц</text:p>
          </draw:text-box>
        </draw:frame>
        <draw:frame presentation:style-name="pr34" draw:layer="layout" svg:width="25.199cm" svg:height="17.956cm" svg:x="1.5cm" svg:y="2.044cm" presentation:class="outline" presentation:user-transformed="true">
          <draw:text-box>
            <text:list text:style-name="L2">
              <text:list-item>
                <text:p><text:span text:style-name="T12">&lt;table&gt;</text:span> - служит контейнером для элементов, определяющих содержимое таблицы. </text:p>
              </text:list-item>
              <text:list-item>
                <text:p><text:span text:style-name="T12">&lt;tr&gt; </text:span><text:span text:style-name="T13">- служит контейнером для создания строки таблицы</text:span><text:span text:style-name="T12">.</text:span></text:p>
              </text:list-item>
              <text:list-item>
                <text:p><text:span text:style-name="T12">&lt;td&gt;</text:span> - предназначен для создания одной ячейки таблицы. Должен размещаться внутри контейнера &lt;tr&gt;.</text:p>
              </text:list-item>
              <text:list-item>
                <text:p><text:span text:style-name="T12">&lt;th&gt;</text:span> - предназначен для создания одной ячейки таблицы, которая обозначается как заголовок. Текст в такой ячейке отображается обычно жирным шрифтом и выравнивается по центру.</text:p>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Обычный" presentation:presentation-page-layout-name="AL1T1">
        <office:forms form:automatic-focus="false" form:apply-design-mode="false"/>
        <draw:frame presentation:style-name="pr7" draw:layer="layout" svg:width="25.199cm" svg:height="17.773cm" svg:x="1.4cm" svg:y="1cm" presentation:class="outline" presentation:user-transformed="true">
          <draw:text-box>
            <text:list text:style-name="L2">
              <text:list-header>
                <text:p/>
                <text:p/>
                <text:p/>
              </text:list-header>
            </text:list>
          </draw:text-box>
        </draw:frame>
        <draw:frame draw:style-name="gr2" draw:text-style-name="P17" draw:layer="layout" svg:width="26cm" svg:height="12.911cm" svg:x="1.5cm" svg:y="2.5cm">
          <draw:text-box>
            <text:p><text:span text:style-name="T36">&lt;table border="1" width="50%" cellpadding="5"&gt;</text:span></text:p>
            <text:p><text:span text:style-name="T36"><text:tab/></text:span><text:span text:style-name="T36">&lt;tr&gt;</text:span></text:p>
            <text:p><text:span text:style-name="T36"><text:tab/></text:span><text:span text:style-name="T36"><text:tab/></text:span><text:span text:style-name="T36">&lt;th&gt;Ячейка 1&lt;/th&gt;</text:span></text:p>
            <text:p><text:span text:style-name="T36"><text:tab/></text:span><text:span text:style-name="T36"><text:tab/></text:span><text:span text:style-name="T36">&lt;th&gt;Ячейка 2&lt;/th&gt;</text:span></text:p>
            <text:p><text:span text:style-name="T36"><text:tab/></text:span><text:span text:style-name="T36">&lt;/tr&gt;</text:span></text:p>
            <text:p><text:span text:style-name="T36"><text:tab/></text:span><text:span text:style-name="T36">&lt;tr&gt;</text:span></text:p>
            <text:p><text:span text:style-name="T36"><text:tab/></text:span><text:span text:style-name="T36"><text:tab/></text:span><text:span text:style-name="T36">&lt;td&gt;Ячейка 3&lt;/td&gt;</text:span></text:p>
            <text:p><text:span text:style-name="T36"><text:tab/></text:span><text:span text:style-name="T36"><text:tab/></text:span><text:span text:style-name="T36">&lt;td&gt;Ячейка 4&lt;/td&gt;</text:span></text:p>
            <text:p><text:span text:style-name="T36"><text:tab/></text:span><text:span text:style-name="T36">&lt;/tr&gt;</text:span></text:p>
            <text:p><text:span text:style-name="T36">&lt;/table&gt;</text:span></text:p>
          </draw:text-box>
        </draw:frame>
        <presentation:notes draw:style-name="dp2">
          <draw:page-thumbnail draw:style-name="gr1"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Обычный" presentation:presentation-page-layout-name="AL1T1">
        <office:forms form:automatic-focus="false" form:apply-design-mode="false"/>
        <draw:frame presentation:style-name="pr9" draw:layer="layout" svg:width="25.199cm" svg:height="2.163cm" svg:x="1.5cm" svg:y="0.5cm" presentation:class="title" presentation:user-transformed="true">
          <draw:text-box>
            <text:p>Атрибуты тега <text:span text:style-name="T12">&lt;table&gt;</text:span></text:p>
          </draw:text-box>
        </draw:frame>
        <draw:frame presentation:style-name="pr35" draw:layer="layout" svg:width="25.6cm" svg:height="16.422cm" svg:x="1.4cm" svg:y="2.8cm" presentation:class="outline" presentation:user-transformed="true">
          <draw:text-box>
            <text:list text:style-name="L2">
              <text:list-header>
                <text:p><text:span text:style-name="T12">align</text:span> - задает выравнивание таблицы по краю окна браузера</text:p>
                <text:p><text:span text:style-name="T12">bgcolor </text:span>- Устанавливает цвет фона таблицы</text:p>
                <text:p><text:span text:style-name="T12">border</text:span> - устанавливает толщину границ в пикселах</text:p>
                <text:p><text:span text:style-name="T12">cellpadding</text:span> - определяет расстояние между границей ячейки и ее содержимым</text:p>
                <text:p><text:span text:style-name="T12">cellspacing</text:span> - задает расстояние между внешними границами ячеек</text:p>
                <text:p><text:span text:style-name="T12">width</text:span> - задает ширину таблицы в пикселах или %</text:p>
              </text:list-header>
            </text:list>
          </draw:text-box>
        </draw:frame>
        <presentation:notes draw:style-name="dp2">
          <draw:page-thumbnail draw:style-name="gr1"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Обычный" presentation:presentation-page-layout-name="AL1T1">
        <office:forms form:automatic-focus="false" form:apply-design-mode="false"/>
        <draw:frame presentation:style-name="pr14" draw:layer="layout" svg:width="25.199cm" svg:height="1.737cm" svg:x="1.5cm" svg:y="0.5cm" presentation:class="title" presentation:user-transformed="true">
          <draw:text-box>
            <text:p>Атрибуты тега <text:span text:style-name="T12">&lt;td&gt;</text:span></text:p>
          </draw:text-box>
        </draw:frame>
        <draw:frame presentation:style-name="pr28" draw:layer="layout" svg:width="25.199cm" svg:height="17.5cm" svg:x="1.4cm" svg:y="3cm" presentation:class="outline" presentation:user-transformed="true">
          <draw:text-box>
            <text:list text:style-name="L2">
              <text:list-header>
                <text:p><text:span text:style-name="T32">align</text:span><text:span text:style-name="T34"> - выравнивание содержимого ячейки по горизонтали</text:span></text:p>
                <text:p><text:span text:style-name="T32">valign</text:span><text:span text:style-name="T34"> - выравнивание содержимого ячейки по вертикали</text:span></text:p>
                <text:p><text:span text:style-name="T32">height</text:span><text:span text:style-name="T34"> <text:s/>- высота <text:s/>в пикселах</text:span></text:p>
                <text:p><text:span text:style-name="T32">width</text:span><text:span text:style-name="T34"> — ширина в пикселах или %</text:span></text:p>
                <text:p><text:span text:style-name="T32">colspan</text:span><text:span text:style-name="T34"> - устанавливает число ячеек, которые должны быть объединены по горизонтали.</text:span></text:p>
                <text:p><text:span text:style-name="T32">rowspan</text:span><text:span text:style-name="T34"> - устанавливает число ячеек, которые должны быть объединены по вертикали.</text:span></text:p>
                <text:p/>
              </text:list-header>
            </text:list>
          </draw:text-box>
        </draw:frame>
        <presentation:notes draw:style-name="dp2">
          <draw:page-thumbnail draw:style-name="gr1"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Обычный" presentation:presentation-page-layout-name="AL1T1">
        <office:forms form:automatic-focus="false" form:apply-design-mode="false"/>
        <draw:frame presentation:style-name="pr9" draw:layer="layout" svg:width="25.199cm" svg:height="2.163cm" svg:x="1.4cm" svg:y="0.341cm" presentation:class="title" presentation:user-transformed="true">
          <draw:text-box>
            <text:p>Особенности таблиц</text:p>
          </draw:text-box>
        </draw:frame>
        <draw:frame presentation:style-name="pr36" draw:text-style-name="P14" draw:layer="layout" svg:width="25.199cm" svg:height="17.298cm" svg:x="1.4cm" svg:y="2.5cm" presentation:class="outline" presentation:user-transformed="true">
          <draw:text-box>
            <text:list text:style-name="L2">
              <text:list-header>
                <text:p><text:span text:style-name="T34">Одну таблицу допускается помещать внутрь ячейки другой таблицы.</text:span></text:p>
                <text:p><text:span text:style-name="T34">Размеры таблицы изначально не установлены и вычисляются на основе содержимого ячеек.</text:span></text:p>
                <text:p><text:span text:style-name="T34">Если для таблицы задана ее ширина в процентах или пикселах, то содержимое таблицы подстраивается под указанные размеры.</text:span></text:p>
                <text:p><text:span text:style-name="T34">Если ширину содержимого ячейки невозможно изменить, ширина таблицы увеличивается, несмотря на указанные размеры</text:span></text:p>
                <text:p><text:span text:style-name="T34">Пока таблица не загрузится полностью, ее содержимое не начнет отображаться.</text:span></text:p>
              </text:list-header>
            </text:list>
          </draw:text-box>
        </draw:frame>
        <presentation:notes draw:style-name="dp2">
          <draw:page-thumbnail draw:style-name="gr1"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Обычный" presentation:presentation-page-layout-name="AL1T1">
        <office:forms form:automatic-focus="false" form:apply-design-mode="false"/>
        <draw:frame presentation:style-name="pr14" draw:layer="layout" svg:width="25.199cm" svg:height="1.737cm" svg:x="1.5cm" svg:y="0.263cm" presentation:class="title" presentation:user-transformed="true">
          <draw:text-box>
            <text:p>теги для списков</text:p>
          </draw:text-box>
        </draw:frame>
        <draw:frame presentation:style-name="pr37" draw:text-style-name="P11" draw:layer="layout" svg:width="25.199cm" svg:height="14.912cm" svg:x="2cm" svg:y="2.486cm" presentation:class="outline" presentation:user-transformed="true">
          <draw:text-box>
            <text:list text:style-name="L2">
              <text:list-item>
                <text:p><text:span text:style-name="T29">&lt;ol&gt;</text:span><text:span text:style-name="T28"> - устанавливает нумерованный список, т.е. каждый элемент списка начинается с числа или буквы и увеличивается.</text:span></text:p>
              </text:list-item>
              <text:list-item>
                <text:p><text:span text:style-name="T29">&lt;ul&gt;</text:span><text:span text:style-name="T28"> - устанавливает маркированный список, каждый элемент которого начинается с небольшого символа — маркера.</text:span></text:p>
              </text:list-item>
              <text:list-item>
                <text:p><text:span text:style-name="T29">&lt;li&gt;</text:span><text:span text:style-name="T28"> - определяет отдельный элемент списка. Внешний тег &lt;ul&gt; или &lt;ol&gt; устанавливает тип списка — маркированный или нумерованный.</text:span></text:p>
              </text:list-item>
              <text:list-item>
                <text:p><text:span text:style-name="T29">type</text:span><text:span text:style-name="T28"> - <text:s/>атрибут, который устанавливает вид маркера:</text:span></text:p>
                <text:p><text:span text:style-name="T28">disc, circle, square — для маркированного списка,</text:span></text:p>
                <text:p><text:span text:style-name="T28">A, <text:s/>a, <text:s/>I, i, 1 — для нумерованного списка</text:span></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1" draw:master-page-name="Обычный" presentation:presentation-page-layout-name="AL1T1">
        <office:forms form:automatic-focus="false" form:apply-design-mode="false"/>
        <draw:frame presentation:style-name="pr14" draw:layer="layout" svg:width="25.199cm" svg:height="1.737cm" svg:x="1.5cm" svg:y="0.5cm" presentation:class="title" presentation:user-transformed="true">
          <draw:text-box>
            <text:p>Блочные элементы</text:p>
          </draw:text-box>
        </draw:frame>
        <draw:frame presentation:style-name="pr27" draw:text-style-name="P16" draw:layer="layout" svg:width="25.199cm" svg:height="16.5cm" svg:x="1.5cm" svg:y="2.5cm" presentation:class="outline" presentation:user-transformed="true">
          <draw:text-box>
            <text:list text:style-name="L2">
              <text:list-header>
                <text:p text:style-name="P16"><text:span text:style-name="T21"/></text:p>
                <text:p text:style-name="P16"><text:span text:style-name="T21">Блочным называется элемент, который отображается на веб-странице в виде прямоугольника. Такой элемент занимает всю доступную ширину, высота элемента определяется его содержимым, и он всегда начинается с новой строки. К блочным элементам относятся, например, теги </text:span><text:span text:style-name="T37">&lt;div&gt;, &lt;form&gt;, &lt;h1&gt;,...,&lt;h6&gt;, &lt;hr&gt;, &lt;ol&gt;, &lt;p&gt;, &lt;pre&gt;, &lt;table&gt;, &lt;ul&gt;</text:span><text:span text:style-name="T21"> и др.</text:span></text:p>
              </text:list-header>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1" draw:master-page-name="Обычный" presentation:presentation-page-layout-name="AL1T1">
        <office:forms form:automatic-focus="false" form:apply-design-mode="false"/>
        <draw:frame presentation:style-name="pr14" draw:layer="layout" svg:width="25.199cm" svg:height="1.737cm" svg:x="1.301cm" svg:y="0.5cm" presentation:class="title" presentation:user-transformed="true">
          <draw:text-box>
            <text:p>Строчные элементы</text:p>
          </draw:text-box>
        </draw:frame>
        <draw:frame presentation:style-name="pr33" draw:layer="layout" svg:width="25.199cm" svg:height="14cm" svg:x="1.4cm" svg:y="3.7cm" presentation:class="outline" presentation:user-transformed="true">
          <draw:text-box>
            <text:list text:style-name="L2">
              <text:list-header>
                <text:p><text:span text:style-name="T21">Строчными называются такие элементы документа, которые являются непосредственной частью строки. К строчным элементам относятся теги </text:span><text:span text:style-name="T37">&lt;img&gt;, &lt;span&gt;, &lt;a&gt;, &lt;b&gt;, &lt;i&gt;</text:span><text:span text:style-name="T21"> и др.</text:span></text:p>
                <text:p><text:span text:style-name="T21">Строчные элементы удобно использовать для изменения вида и стиля текста, в частности, отдельных символов и слов. Для этой цели обычно применяется универсальный тег </text:span><text:span text:style-name="T37">&lt;span&gt;</text:span><text:span text:style-name="T21">, который самостоятельно никак не модифицирует содержимое</text:span></text:p>
                <text:p/>
              </text:list-header>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1" draw:master-page-name="Обычный" presentation:presentation-page-layout-name="AL1T1">
        <office:forms form:automatic-focus="false" form:apply-design-mode="false"/>
        <draw:frame presentation:style-name="pr1" draw:layer="layout" svg:width="25.199cm" svg:height="3.506cm" svg:x="1.301cm" svg:y="1.5cm" presentation:class="title" presentation:user-transformed="true">
          <draw:text-box>
            <text:p>Разница между блочными и строчными элементами</text:p>
          </draw:text-box>
        </draw:frame>
        <draw:frame presentation:style-name="pr8" draw:layer="layout" svg:width="25.199cm" svg:height="13.859cm" svg:x="1.5cm" svg:y="6cm" presentation:class="outline" presentation:user-transformed="true">
          <draw:text-box>
            <text:list text:style-name="L2">
              <text:list-header>
                <text:p/>
              </text:list-header>
              <text:list-item>
                <text:p><text:span text:style-name="T21">Блочные элементы всегда начинаются с новой строки, а строчные таким способом не выделяются.</text:span></text:p>
              </text:list-item>
              <text:list-item>
                <text:p><text:span text:style-name="T21">Блочные элементы занимают всю доступную ширину, например, окна браузера, а ширина строчных элементов равна их содержимому плюс значения отступов, полей и границ.</text:span></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1" draw:master-page-name="Обычный" presentation:presentation-page-layout-name="AL1T1">
        <office:forms form:automatic-focus="false" form:apply-design-mode="false"/>
        <draw:frame presentation:style-name="pr38" draw:layer="layout" svg:width="25.199cm" svg:height="2.006cm" svg:x="1.5cm" svg:y="0.494cm" presentation:class="title" presentation:user-transformed="true">
          <draw:text-box>
            <text:p>Правила применения тегов</text:p>
          </draw:text-box>
        </draw:frame>
        <draw:frame presentation:style-name="pr39" draw:text-style-name="P19" draw:layer="layout" svg:width="25.199cm" svg:height="16.873cm" svg:x="1.5cm" svg:y="3.2cm" presentation:class="outline" presentation:user-transformed="true">
          <draw:text-box>
            <text:p text:style-name="P18"><text:span text:style-name="T38">Согласно спецификации HTML все значения атрибутов тегов следует указывать в двойных ("пример") или одинарных кавычках ('пример'). Отсутствие кавычек не приведет к ошибкам, браузеры во многих случаях достаточно корректно обрабатывают код и без кавычек, за исключением текста, содержащего пробелы</text:span></text:p>
            <text:p text:style-name="P18"><text:span text:style-name="T38">Теги можно писать как прописными, так и строчными символами. Любые теги, а также их атрибуты нечувствительны к регистру, поэтому форма записи не важна — &lt;BR&gt;, &lt;Br&gt; или &lt;br&gt;.</text:span></text:p>
            <text:p text:style-name="P18"><text:span text:style-name="T38">Внутри тега между его атрибутами допустимо ставить перенос строк.</text:span></text:p>
            <text:p text:style-name="P18"><text:span text:style-name="T38">Если какой-либо тег или его атрибут был написан неверно, то браузер проигнорирует подобный тег и будет отображать текст так, словно тега и не было.</text:span></text:p>
          </draw:text-box>
        </draw:frame>
        <presentation:notes draw:style-name="dp2">
          <draw:page-thumbnail draw:style-name="gr1"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1" draw:master-page-name="Обычный" presentation:presentation-page-layout-name="AL1T1">
        <office:forms form:automatic-focus="false" form:apply-design-mode="false"/>
        <draw:frame presentation:style-name="pr40" draw:layer="layout" svg:width="25.199cm" svg:height="11.5cm" svg:x="1.301cm" svg:y="4cm" presentation:class="outline" presentation:user-transformed="true">
          <draw:text-box>
            <text:list text:style-name="L2">
              <text:list-header>
                <text:p><text:span text:style-name="T28">Некоторый текст можно спрятать от показа в браузере, сделав его комментарием. Хотя такой текст пользователь не увидит, он все равно будет передаваться в документе, так что, посмотрев исходный код, можно обнаружить скрытые заметки. Комментарии нужны для внесения в код своих записей, не влияющих на вид страницы. Начинаются они <text:s/>&lt;!-- и заканчиваются --&gt;. Все, что находится между этими тегами, отображаться на странице не будет.</text:span></text:p>
                <text:p/>
              </text:list-header>
            </text:list>
          </draw:text-box>
        </draw:frame>
        <presentation:notes draw:style-name="dp2">
          <draw:page-thumbnail draw:style-name="gr1"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page49" draw:style-name="dp1" draw:master-page-name="Обычный" presentation:presentation-page-layout-name="AL1T1">
        <office:forms form:automatic-focus="false" form:apply-design-mode="false"/>
        <draw:frame presentation:style-name="pr41" draw:text-style-name="P20" draw:layer="layout" svg:width="25.199cm" svg:height="19cm" svg:x="1.301cm" svg:y="1cm" presentation:class="outline" presentation:user-transformed="true">
          <draw:text-box>
            <text:p text:style-name="P18"><text:span text:style-name="T38">Существует определенная иерархия вложенности тегов. Например, тег </text:span><text:span text:style-name="T39">&lt;title&gt;</text:span><text:span text:style-name="T38"> должен находиться внутри контейнера </text:span><text:span text:style-name="T39">&lt;head&gt;</text:span><text:span text:style-name="T38"> и нигде иначе. </text:span></text:p>
            <text:p text:style-name="P18"><text:span text:style-name="T38">Если теги между собой равноценны в иерархии связи, то их последовательность не имеет значения.</text:span></text:p>
            <text:p text:style-name="P18"><text:span text:style-name="T40">Существует три состояния закрывающего тега: обязателен, не требуется или не обязателен. Обязательный закрывающий тег должен присутствовать всегда, иначе это приведет к ошибке при отображении документа. </text:span></text:p>
            <text:p text:style-name="P18"><text:span text:style-name="T40">Для некоторых тегов вроде </text:span><text:span text:style-name="T41">&lt;br&gt;</text:span><text:span text:style-name="T40"> или </text:span><text:span text:style-name="T41">&lt;img&gt;</text:span><text:span text:style-name="T40"> закрывающего тега нет в принципе. </text:span></text:p>
            <text:p text:style-name="P18"><text:span text:style-name="T40">Необязательный закрывающий тег (например, у тега </text:span><text:span text:style-name="T41">&lt;p&gt;</text:span><text:span text:style-name="T40">) говорит о том, что разработчик может его как добавить, так и опустить, к ошибке это не приведет.</text:span></text:p>
          </draw:text-box>
        </draw:frame>
        <presentation:notes draw:style-name="dp2">
          <draw:page-thumbnail draw:style-name="gr1" draw:layer="layout" svg:width="14.848cm" svg:height="11.136cm" svg:x="3.075cm" svg:y="2.257cm" draw:page-number="49"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ru" fo:country="RU"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No_20_Spacing" style:display-name="No Spacing" style:family="graphic">
      <style:paragraph-properties fo:margin-left="0cm" fo:margin-right="0cm" fo:line-height="150%" fo:text-align="start" fo:text-indent="0cm" style:text-autospace="ideograph-alpha"/>
      <style:text-properties fo:font-family="'Times New Roman'" style:font-family-generic="roman" style:font-pitch="variable" fo:font-size="12pt" fo:language="ru" fo:country="RU" style:font-family-asian="Calibri" style:font-family-generic-asian="swiss" style:font-pitch-asian="variable" style:font-size-asian="12pt" style:language-asian="en" style:country-asian="US" style:font-family-complex="'Times New Roman'" style:font-family-generic-complex="roman" style:font-pitch-complex="variable" style:font-size-complex="12pt" style:language-complex="ar" style:country-complex="SA"/>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fill-image-width="0cm" draw:fill-image-height="0cm">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2-05T18:18:18.40</meta:creation-date>
    <meta:editing-duration>P1DT4H44M43S</meta:editing-duration>
    <meta:editing-cycles>146</meta:editing-cycles>
    <dc:date>2020-02-13T19:27:18.88</dc:date>
    <meta:generator>OpenOffice/4.1.7$Win32 OpenOffice.org_project/417m1$Build-9800</meta:generator>
    <dc:creator>Pooh VVS</dc:creator>
    <meta:document-statistic meta:object-count="197"/>
  </office:meta>
</office:document-meta>
</file>